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新宋体" svg:font-family="新宋体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text-properties fo:color="#151fa1" style:font-name="新宋体" fo:font-size="14pt" fo:font-weight="bold"/>
    </style:style>
    <style:style style:name="P2" style:family="paragraph" style:parent-style-name="Standard">
      <style:text-properties fo:color="#151fa1" style:font-name="新宋体" fo:font-size="14pt" fo:font-weight="bold"/>
    </style:style>
    <style:style style:name="P3" style:family="paragraph" style:parent-style-name="Standard">
      <style:text-properties fo:color="#151fa1" style:font-name="新宋体" fo:font-size="14pt" fo:font-weight="bold" style:font-name-asian="新宋体" style:font-size-asian="14pt" style:font-weight-asian="bold"/>
    </style:style>
    <style:style style:name="P4" style:family="paragraph" style:parent-style-name="Standard">
      <style:text-properties fo:color="#151fa1" style:font-name="新宋体" fo:font-size="14pt" fo:font-weight="bold" fo:background-color="#ffff00" style:font-name-asian="新宋体" style:font-size-asian="14pt" style:font-weight-asian="bold"/>
    </style:style>
    <style:style style:name="P5" style:family="paragraph" style:parent-style-name="Standard">
      <style:text-properties fo:color="#151fa1" style:font-name="新宋体" fo:font-size="14pt" fo:font-weight="bold" fo:background-color="#00ffff"/>
    </style:style>
    <style:style style:name="P6" style:family="paragraph" style:parent-style-name="Standard">
      <style:text-properties fo:color="#151fa1" style:font-name="新宋体" fo:font-size="14pt" fo:font-weight="bold" fo:background-color="#00ff00"/>
    </style:style>
    <style:style style:name="P7" style:family="paragraph" style:parent-style-name="Standard">
      <style:text-properties fo:color="#151fa1" style:font-name="新宋体" fo:font-size="14pt" fo:font-weight="bold" fo:background-color="#ff0000"/>
    </style:style>
    <style:style style:name="P8" style:family="paragraph" style:parent-style-name="Standard">
      <style:text-properties fo:color="#151fa1" fo:background-color="#ffff00"/>
    </style:style>
    <style:style style:name="T1" style:family="text">
      <style:text-properties style:font-name-asian="新宋体" style:font-size-asian="14pt" style:font-weight-asian="bold"/>
    </style:style>
    <style:style style:name="T2" style:family="text">
      <style:text-properties fo:color="#cc0000"/>
    </style:style>
    <style:style style:name="T3" style:family="text">
      <style:text-properties fo:color="#cc0000" fo:font-size="10pt" fo:font-weight="normal"/>
    </style:style>
    <style:style style:name="T4" style:family="text">
      <style:text-properties fo:color="#cc0000" style:font-size-asian="10pt" style:font-weight-asian="normal"/>
    </style:style>
    <style:style style:name="T5" style:family="text">
      <style:text-properties fo:color="#cc0000" style:font-weight-asian="bold"/>
    </style:style>
    <style:style style:name="T6" style:family="text">
      <style:text-properties style:font-name="新宋体" fo:font-size="14pt" fo:font-weight="bold" style:font-name-asian="新宋体" style:font-size-asian="14pt" style:font-weight-asian="bold"/>
    </style:style>
    <style:style style:name="T7" style:family="text">
      <style:text-properties fo:font-weight="bold" style:font-name-asian="新宋体" style:font-size-asian="14pt" style:font-weight-asian="bold" style:font-weight-complex="bold"/>
    </style:style>
    <style:style style:name="T8" style:family="text">
      <style:text-properties fo:font-size="14pt" fo:font-weight="bold" style:font-name-asian="新宋体" style:font-size-asian="14pt" style:font-weight-asian="bold" style:font-size-complex="14pt" style:font-weight-complex="bold"/>
    </style:style>
    <style:style style:name="T9" style:family="text">
      <style:text-properties fo:font-size="14pt" fo:font-weight="normal" style:font-name-asian="新宋体" style:font-size-asian="14pt" style:font-weight-asian="normal" style:font-size-complex="14pt" style:font-weight-complex="normal"/>
    </style:style>
    <style:style style:name="T10" style:family="text">
      <style:text-properties fo:font-size="14pt" style:text-underline-style="solid" style:text-underline-width="auto" style:text-underline-color="font-color" fo:font-weight="bold" style:font-name-asian="新宋体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xxsmedia_recplay </text:p>
      <text:p text:style-name="P1"/>
      <text:p text:style-name="P1">xxsrecord</text:p>
      <text:p text:style-name="P1"/>
      <text:p text:style-name="P6">include/xxsplayer_interface.h:class XXSMediaPlayerInterFace : <text:s/>public TSubject </text:p>
      <text:p text:style-name="P7">player = XXSPlayer_MADPLAY::getInstance();</text:p>
      <text:p text:style-name="P5">xxsmedia_player_mad/xxsmadplayer.cpp<text:tab/>/^XXSPlayer_MADPLAY::~XXSPlayer_MADPLAY()</text:p>
      <text:p text:style-name="P5">xxsmedia_player_mad/xxsmadplayer.cpp:XXSPlayer_MADPLAY::getInstance()</text:p>
      <text:p text:style-name="P1"><text:span text:style-name="T1">参考音频播放器 </text:span><text:line-break/><text:span text:style-name="T3">(18</text:span><text:span text:style-name="T4">时</text:span><text:span text:style-name="T3">05</text:span><text:span text:style-name="T4">分</text:span><text:span text:style-name="T3">37</text:span><text:span text:style-name="T4">秒</text:span><text:span text:style-name="T3">) </text:span><text:span text:style-name="T5">王工</text:span><text:span text:style-name="T2">: </text:span><text:span text:style-name="T1">或参考录音的播放</text:span></text:p>
      <text:p text:style-name="P3"/>
      <text:p text:style-name="P3"/>
      <text:p text:style-name="P8"><text:span text:style-name="T6">libraries/mplayercontroller</text:span><text:span text:style-name="T1">这是使用</text:span><text:span text:style-name="T6">mplayer</text:span><text:span text:style-name="T1">的封装 这个有</text:span><text:span text:style-name="T10">pause</text:span><text:span text:style-name="T1">函数。</text:span></text:p>
      <text:p text:style-name="P4">class MpAudioPlayer</text:p>
      <text:p text:style-name="P3">ibraries/zlslrcview zlslrcview.cpp 这里也有</text:p>
      <text:p text:style-name="P3"/>
      <text:p text:style-name="P3">libraries/audioskin musicenglishmodel.cpp 这里也有</text:p>
      <text:p text:style-name="P3"/>
      <text:p text:style-name="P3">#ifdef MADONLY </text:p>
      <text:p text:style-name="P3">#include "xxsmadplayer.h" </text:p>
      <text:p text:style-name="P3">#else </text:p>
      <text:p text:style-name="P3">#include "videoViewer.h" </text:p>
      <text:p text:style-name="P3">#include "xxsplayer_interface.h" </text:p>
      <text:p text:style-name="P3">#include "xxsmedia_factory.hpp" </text:p>
      <text:p text:style-name="P3">#endif </text:p>
      <text:p text:style-name="P3"/>
      <text:p text:style-name="P3"><text:s/>../libraries/xxsmedia_recplay_simple/ ../libraries/xxsmedia_mixer </text:p>
      <text:p text:style-name="P3"><text:soft-page-break/>INCLUDEPATH <text:s text:c="4"/>+= ../libraries/xxsmedia_player_mad </text:p>
      <text:p text:style-name="P3">INCLUDEPATH <text:s text:c="4"/>+= ../libraries/xxsmedia_recplay </text:p>
      <text:p text:style-name="P3">-lxxsmedia_player_mad -laudioout -lxxsmedia_recplay <text:s/>-lxxsmedia_recplay_simple</text:p>
      <text:p text:style-name="P3">-L$$(THIRDLIB) <text:s text:c="2"/>-lm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新宋体" svg:font-family="新宋体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文泉驿正黑" style:font-size-asian="14pt" style:font-name-complex="文泉驿正黑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9T18:09:39</meta:creation-date>
    <dc:date>2010-11-10T16:39:23</dc:date>
    <meta:editing-duration>PT06H57M49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2" meta:paragraph-count="23" meta:word-count="81" meta:character-count="898"/>
  </office:meta>
</office:document-meta>
</file>